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Armenian" svg:font-family="'Droid Sans Armenian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45fe2" officeooo:paragraph-rsid="00045fe2" style:font-size-asian="13pt" style:font-size-complex="13pt"/>
    </style:style>
    <style:style style:name="P2" style:family="paragraph" style:parent-style-name="Standard">
      <style:text-properties style:font-name="Droid Sans Armenian" officeooo:rsid="0003130b" officeooo:paragraph-rsid="0003130b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DL</text:span> FOR ESHOP</text:p>
      <text:p text:style-name="P2"/>
      <text:p text:style-name="P2">CREATE TABLE IF NOT EXISTS `Cart` (</text:p>
      <text:p text:style-name="P2"><text:s text:c="2"/>`id_cart` int(200) NOT NULL,</text:p>
      <text:p text:style-name="P2"><text:s text:c="2"/>`p_id` int(200) NOT NULL,</text:p>
      <text:p text:style-name="P2"><text:s text:c="2"/>`quantity` int(200) NOT NULL,</text:p>
      <text:p text:style-name="P2"><text:s text:c="2"/>`username` varchar(200) NOT NULL,</text:p>
      <text:p text:style-name="P2"><text:s text:c="2"/>`bought` tinyint(1) NOT NULL DEFAULT '0'</text:p>
      <text:p text:style-name="P2">) ENGINE=InnoDB AUTO_INCREMENT=16 DEFAULT CHARSET=latin1;</text:p>
      <text:p text:style-name="P2"/>
      <text:p text:style-name="P2"/>
      <text:p text:style-name="P2"/>
      <text:p text:style-name="P2"></text:p>
      <text:p text:style-name="P2"></text:p>
      <text:p text:style-name="P2">CREATE TABLE IF NOT EXISTS `Images` (</text:p>
      <text:p text:style-name="P2"><text:s text:c="2"/>`ImageName` varchar(255) NOT NULL,</text:p>
      <text:p text:style-name="P2"><text:s text:c="2"/>`ImageData` longblob NOT NULL,</text:p>
      <text:p text:style-name="P2"><text:s text:c="2"/>`ImageType` varchar(255) NOT NULL,</text:p>
      <text:p text:style-name="P2"><text:s text:c="2"/>`ImageExtension` varchar(255) NOT NULL,</text:p>
      <text:p text:style-name="P2"><text:s text:c="2"/>`id` int(11) NOT NULL</text:p>
      <text:p text:style-name="P2">) ENGINE=InnoDB AUTO_INCREMENT=54 DEFAULT CHARSET=latin1;</text:p>
      <text:p text:style-name="P2"/>
      <text:p text:style-name="P2"/>
      <text:p text:style-name="P2"/>
      <text:p text:style-name="P2"></text:p>
      <text:p text:style-name="P2"></text:p>
      <text:p text:style-name="P2">CREATE TABLE IF NOT EXISTS `Products` (</text:p>
      <text:p text:style-name="P2"><text:s text:c="2"/>`id_product` int(11) NOT NULL,</text:p>
      <text:p text:style-name="P2"><text:s text:c="2"/>`Name` varchar(100) NOT NULL,</text:p>
      <text:p text:style-name="P2"><text:s text:c="2"/>`Price` float(6,2) NOT NULL,</text:p>
      <text:p text:style-name="P2"><text:s text:c="2"/>`Quantity` int(250) NOT NULL</text:p>
      <text:p text:style-name="P2">) ENGINE=InnoDB AUTO_INCREMENT=9 DEFAULT CHARSET=latin1;</text:p>
      <text:p text:style-name="P2"/>
      <text:p text:style-name="P2"/>
      <text:p text:style-name="P2"/>
      <text:p text:style-name="P2"/>
      <text:p text:style-name="P2"/>
      <text:p text:style-name="P2">CREATE TABLE IF NOT EXISTS `Users` (</text:p>
      <text:p text:style-name="P2"><text:s text:c="2"/>`id` int(11) NOT NULL,</text:p>
      <text:p text:style-name="P2"><text:s text:c="2"/>`firstname` varchar(255) NOT NULL,</text:p>
      <text:p text:style-name="P2"><text:s text:c="2"/>`lastname` varchar(255) NOT NULL,</text:p>
      <text:p text:style-name="P2"><text:s text:c="2"/>`password` varchar(255) NOT NULL,</text:p>
      <text:p text:style-name="P2"><text:s text:c="2"/>`email` varchar(255) NOT NULL,</text:p>
      <text:p text:style-name="P2"><text:s text:c="2"/>`AvatarId` int(11) NOT NULL</text:p>
      <text:p text:style-name="P2">) ENGINE=InnoDB AUTO_INCREMENT=2 DEFAULT CHARSET=latin1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Armenian" svg:font-family="'Droid Sans Armenian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9:43:09.540725484</meta:creation-date>
    <dc:date>2015-10-02T19:45:28.348879142</dc:date>
    <meta:editing-duration>PT48S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1" meta:paragraph-count="33" meta:word-count="133" meta:character-count="1048" meta:non-whitespace-character-count="889"/>
  </office:meta>
</office:document-meta>
</file>